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8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4.3472in"/>
    </style:style>
    <style:style style:name="co6" style:family="table-column">
      <style:table-column-properties fo:break-before="auto" style:column-width="0.4728in"/>
    </style:style>
    <style:style style:name="co7" style:family="table-column">
      <style:table-column-properties fo:break-before="auto" style:column-width="2.1882in"/>
    </style:style>
    <style:style style:name="co8" style:family="table-column">
      <style:table-column-properties fo:break-before="auto" style:column-width="2.6764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line-through-style="solid"/>
    </style:style>
  </office:automatic-styles>
  <office:body>
    <office:spreadsheet>
      <table:table table:name="step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3"/>
          <table:table-cell office:value-type="string">
            <text:p>improvement possibl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oughly fit aff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walk</text:p>
          </table:table-cell>
          <table:table-cell office:value-type="string">
            <text:p>publish walking goal from perception gui</text:p>
          </table:table-cell>
          <table:table-cell office:value-type="string">
            <text:p>medium [30sec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it hand</text:p>
          </table:table-cell>
          <table:table-cell office:value-type="string">
            <text:p>TODO: publish automatically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djust hand</text:p>
          </table:table-cell>
          <table:table-cell office:value-type="string">
            <text:p>TODO: publish automatically</text:p>
          </table:table-cell>
          <table:table-cell office:value-type="string">
            <text:p>high [1min]. Combines 3+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rouch dow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et initial arm postur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ach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ouch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rasp</text:p>
          </table:table-cell>
          <table:table-cell office:value-type="string">
            <text:p>None – except finding button quicker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nitial minor ra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rm raise and rotate</text:p>
          </table:table-cell>
          <table:table-cell office:value-type="string">
            <text:p>Per-orientation rotations required</text:p>
          </table:table-cell>
          <table:table-cell office:value-type="string">
            <text:p>small for 4x4. High for 2x4. Also less likely to drop. [1min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ody raise</text:p>
          </table:table-cell>
          <table:table-cell office:value-type="string">
            <text:p>spool out slowly automatically</text:p>
          </table:table-cell>
          <table:table-cell office:value-type="string">
            <text:p>small [10sec]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yaw pelvis</text:p>
          </table:table-cell>
          <table:table-cell table:style-name="ce3" office:value-type="string">
            <text:p>posture plan added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ove arm to drop position</text:p>
          </table:table-cell>
          <table:table-cell table:style-name="ce3" office:value-type="string">
            <text:p>posture plan added</text:p>
          </table:table-cell>
          <table:table-cell office:value-type="string">
            <text:p>medium [30sec]. Combines 13+14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ungrasp</text:p>
          </table:table-cell>
          <table:table-cell office:value-type="string">
            <text:p>None – except finding button quicker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ecover back yaw to zero</text:p>
          </table:table-cell>
          <table:table-cell office:value-type="string">
            <text:p>TODO: add posture plan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ecover arms to nominal</text:p>
          </table:table-cell>
          <table:table-cell office:value-type="string">
            <text:p>TODO: add posture plan</text:p>
          </table:table-cell>
          <table:table-cell office:value-type="string">
            <text:p>medium [30sec]. Combines 16+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ecover pelvis to nominal height</text:p>
          </table:table-cell>
          <table:table-cell office:value-type="string">
            <text:p>None – except having a single button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ecover pelvis yaw to zero</text:p>
          </table:table-cell>
          <table:table-cell office:value-type="string">
            <text:p>None – except having a single button</text:p>
          </table:table-cell>
          <table:table-cell office:value-type="string">
            <text:p>medium [30sec]. Combines 18+19</text:p>
          </table:table-cell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uns" table:style-name="ta1">
        <table:table-column table:style-name="co2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run</text:p>
          </table:table-cell>
          <table:table-cell office:value-type="string">
            <text:p>pts</text:p>
          </table:table-cell>
          <table:table-cell office:value-type="string">
            <text:p>Score 1</text:p>
          </table:table-cell>
          <table:table-cell office:value-type="string">
            <text:p>Score 2</text:p>
          </table:table-cell>
          <table:table-cell office:value-type="string">
            <text:p>Score 3</text:p>
          </table:table-cell>
        </table:table-row>
        <table:table-row table:style-name="ro1">
          <table:table-cell office:value-type="string">
            <text:p>13 nov</text:p>
          </table:table-cell>
          <table:table-cell office:value-type="string">
            <text:p>exp1</text:p>
          </table:table-cell>
          <table:table-cell office:value-type="float" office:value="3">
            <text:p>3</text:p>
          </table:table-cell>
          <table:table-cell table:style-name="ce1" office:value-type="float" office:value="6.6666666667">
            <text:p>6.6666666667</text:p>
          </table:table-cell>
          <table:table-cell table:style-name="ce1" office:value-type="float" office:value="11.3333333333">
            <text:p>11.3333333333</text:p>
          </table:table-cell>
          <table:table-cell table:style-name="ce1" office:value-type="float" office:value="20.6666666667">
            <text:p>20.6666666667</text:p>
          </table:table-cell>
        </table:table-row>
        <table:table-row table:style-name="ro1">
          <table:table-cell office:value-type="string">
            <text:p>15 nov</text:p>
          </table:table-cell>
          <table:table-cell office:value-type="string">
            <text:p>exp 2</text:p>
          </table:table-cell>
          <table:table-cell office:value-type="float" office:value="3">
            <text:p>3</text:p>
          </table:table-cell>
          <table:table-cell table:number-columns-repeated="3"/>
        </table:table-row>
      </table:table>
      <table:table table:name="exp1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3">
          <table:table-cell office:value-type="string">
            <text:p>sec</text:p>
          </table:table-cell>
          <table:table-cell office:value-type="string">
            <text:p>min</text:p>
          </table:table-cell>
          <table:table-cell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start walking</text:p>
          </table:table-cell>
        </table:table-row>
        <table:table-row table:style-name="ro3">
          <table:table-cell office:value-type="float" office:value="335">
            <text:p>335</text:p>
          </table:table-cell>
          <table:table-cell office:value-type="float" office:value="5.5833333333">
            <text:p>5.5833333333</text:p>
          </table:table-cell>
          <table:table-cell office:value-type="string">
            <text:p>grasp 4</text:p>
          </table:table-cell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6.6666666667">
            <text:p>6.6666666667</text:p>
          </table:table-cell>
          <table:table-cell office:value-type="string">
            <text:p>release 4. score 1</text:p>
          </table:table-cell>
        </table:table-row>
        <table:table-row table:style-name="ro3">
          <table:table-cell office:value-type="float" office:value="560">
            <text:p>560</text:p>
          </table:table-cell>
          <table:table-cell office:value-type="float" office:value="9.3333333333">
            <text:p>9.3333333333</text:p>
          </table:table-cell>
          <table:table-cell office:value-type="string">
            <text:p>grasp 3.</text:p>
          </table:table-cell>
        </table:table-row>
        <table:table-row table:style-name="ro3">
          <table:table-cell office:value-type="float" office:value="680">
            <text:p>680</text:p>
          </table:table-cell>
          <table:table-cell office:value-type="float" office:value="11.3333333333">
            <text:p>11.3333333333</text:p>
          </table:table-cell>
          <table:table-cell office:value-type="string">
            <text:p>release 3. score 2</text:p>
          </table:table-cell>
        </table:table-row>
        <table:table-row table:style-name="ro3">
          <table:table-cell office:value-type="float" office:value="1060">
            <text:p>1060</text:p>
          </table:table-cell>
          <table:table-cell office:value-type="float" office:value="17.6666666667">
            <text:p>17.6666666667</text:p>
          </table:table-cell>
          <table:table-cell office:value-type="string">
            <text:p>grasp 9</text:p>
          </table:table-cell>
        </table:table-row>
        <table:table-row table:style-name="ro3">
          <table:table-cell office:value-type="float" office:value="1240">
            <text:p>1240</text:p>
          </table:table-cell>
          <table:table-cell office:value-type="float" office:value="20.6666666667">
            <text:p>20.6666666667</text:p>
          </table:table-cell>
          <table:table-cell office:value-type="string">
            <text:p>release 9. score 3 [but dropped in pile]. after 20 mins had 3 points</text:p>
          </table:table-cell>
        </table:table-row>
        <table:table-row table:style-name="ro3">
          <table:table-cell office:value-type="float" office:value="1480">
            <text:p>1480</text:p>
          </table:table-cell>
          <table:table-cell office:value-type="float" office:value="24.6666666667">
            <text:p>24.6666666667</text:p>
          </table:table-cell>
          <table:table-cell office:value-type="string">
            <text:p>grasp 10</text:p>
          </table:table-cell>
        </table:table-row>
        <table:table-row table:style-name="ro3">
          <table:table-cell office:value-type="float" office:value="1570">
            <text:p>1570</text:p>
          </table:table-cell>
          <table:table-cell office:value-type="float" office:value="26.1666666667">
            <text:p>26.1666666667</text:p>
          </table:table-cell>
          <table:table-cell office:value-type="string">
            <text:p>drop 10. droppped inside channel</text:p>
          </table:table-cell>
        </table:table-row>
        <table:table-row table:style-name="ro3">
          <table:table-cell office:value-type="float" office:value="1680">
            <text:p>1680</text:p>
          </table:table-cell>
          <table:table-cell office:value-type="float" office:value="28">
            <text:p>28</text:p>
          </table:table-cell>
          <table:table-cell office:value-type="string">
            <text:p>regrasp 10 against wall. dropped again.</text:p>
          </table:table-cell>
        </table:table-row>
        <table:table-row table:style-name="ro3">
          <table:table-cell office:value-type="float" office:value="1930">
            <text:p>1930</text:p>
          </table:table-cell>
          <table:table-cell office:value-type="float" office:value="32.1666666667">
            <text:p>32.1666666667</text:p>
          </table:table-cell>
          <table:table-cell office:value-type="string">
            <text:p>regrasp 10 against wall. fell on ground when touched</text:p>
          </table:table-cell>
        </table:table-row>
        <table:table-row table:style-name="ro3">
          <table:table-cell office:value-type="float" office:value="2200">
            <text:p>2200</text:p>
          </table:table-cell>
          <table:table-cell office:value-type="float" office:value="36.6666666667">
            <text:p>36.6666666667</text:p>
          </table:table-cell>
          <table:table-cell office:value-type="string">
            <text:p>grasp 9</text:p>
          </table:table-cell>
        </table:table-row>
        <table:table-row table:style-name="ro3">
          <table:table-cell office:value-type="float" office:value="2280">
            <text:p>2280</text:p>
          </table:table-cell>
          <table:table-cell office:value-type="float" office:value="38">
            <text:p>38</text:p>
          </table:table-cell>
          <table:table-cell office:value-type="string">
            <text:p>drop 9. due to finger damage. end of experiment.</text:p>
          </table:table-cell>
        </table:table-row>
        <table:table-row table:style-name="ro3">
          <table:table-cell table:style-name="ce2" table:number-columns-repeated="2"/>
          <table:table-cell/>
        </table:table-row>
      </table:table>
      <table:table table:name="exp2" table:style-name="ta1">
        <table:table-column table:style-name="co2" table:default-cell-style-name="Default"/>
        <table:table-row table:style-name="ro3">
          <table:table-cell office:value-type="string">
            <text:p>?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e Fallon</meta:initial-creator>
    <meta:creation-date>2013-11-17T22:04:14</meta:creation-date>
    <dc:date>2013-11-18T13:46:52</dc:date>
    <dc:creator>Maurice Fallon</dc:creator>
    <meta:editing-duration>PT2H3M39S</meta:editing-duration>
    <meta:editing-cycles>10</meta:editing-cycles>
    <meta:generator>LibreOffice/3.5$Linux_X86_64 LibreOffice_project/350m1$Build-2</meta:generator>
    <meta:document-statistic meta:table-count="4" meta:cell-count="122" meta:object-count="0"/>
  </office:meta>
</office:document-meta>
</file>